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 style:list-style-name="L1"/>
    <style:style style:name="P2" style:family="paragraph" style:parent-style-name="Preformatted_20_Text" style:list-style-name="L1">
      <style:text-properties fo:font-weight="bold" style:font-weight-asian="bold" style:font-weight-complex="bold"/>
    </style:style>
    <style:style style:name="P3" style:family="paragraph" style:parent-style-name="Preformatted_20_Text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Preformatted_20_Text" style:list-style-name="L1"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Preformatted_20_Text" style:list-style-name="L1">
      <style:paragraph-properties fo:background-color="transparent">
        <style:background-image/>
      </style:paragraph-properties>
    </style:style>
    <style:style style:name="P6" style:family="paragraph" style:parent-style-name="Preformatted_20_Text" style:list-style-name="L1">
      <style:paragraph-properties fo:margin-left="0.4925in" fo:margin-right="0in" fo:text-indent="-0.25in" style:auto-text-indent="false"/>
    </style:style>
    <style:style style:name="P7" style:family="paragraph" style:parent-style-name="Preformatted_20_Text" style:list-style-name="L1">
      <style:paragraph-properties fo:margin-left="0.4925in" fo:margin-right="0in" fo:text-indent="-0.25in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Preformatted_20_Text" style:list-style-name="L1">
      <style:paragraph-properties fo:margin-left="0.4925in" fo:margin-right="0in" fo:text-indent="-0.25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Installations Assistent</text:p>
      <text:p text:style-name="Preformatted_20_Text"/>
      <text:list xml:id="list1567318613" text:style-name="L1">
        <text:list-item>
          <text:p text:style-name="P1">km – choose sg-latin.map.gz for swiss layout (for other language look up the web)</text:p>
        </text:list-item>
        <text:list-item>
          <text:p text:style-name="P5"><text:span text:style-name="T1"># </text:span><text:span text:style-name="T1">/arch/setup</text:span> – run the arch setup script</text:p>
          <text:list>
            <text:list-item>
              <text:p text:style-name="P1">choose core when you install from the CD</text:p>
            </text:list-item>
            <text:list-item>
              <text:p text:style-name="P1">choose your favorite editor nano or vi (for advanced user)</text:p>
            </text:list-item>
            <text:list-item>
              <text:p text:style-name="P1">choose your Timeregion and zone (Europe/Zurich for Swiss)</text:p>
            </text:list-item>
            <text:list-item>
              <text:p text:style-name="P1">Set your disk partition how <text:span text:style-name="T1">you</text:span> would have it (autoprepare if not sure what you should do)</text:p>
            </text:list-item>
            <text:list-item>
              <text:p text:style-name="P1">Select packages</text:p>
              <text:list>
                <text:list-item>
                  <text:p text:style-name="P1">Select Bootloader GRUB</text:p>
                </text:list-item>
                <text:list-item>
                  <text:p text:style-name="P1">Select base package group (base-devel if needed)</text:p>
                </text:list-item>
                <text:list-item>
                  <text:p text:style-name="P1">Add sudo &amp; openssh to the default packages</text:p>
                </text:list-item>
              </text:list>
            </text:list-item>
            <text:list-item>
              <text:p text:style-name="P1">install packages</text:p>
            </text:list-item>
            <text:list-item>
              <text:p text:style-name="P1">configure system</text:p>
              <text:list>
                <text:list-item>
                  <text:p text:style-name="P1">/etc/rc.conf</text:p>
                  <text:list>
                    <text:list-item>
                      <text:p text:style-name="P1">write your own hostname (f.e. Ifoehn)</text:p>
                    </text:list-item>
                    <text:list-item>
                      <text:p text:style-name="P1">add the network interface name (f.e. eth0)</text:p>
                    </text:list-item>
                  </text:list>
                </text:list-item>
                <text:list-item>
                  <text:p text:style-name="P1">/etc/modprobe.d/modprobe.conf</text:p>
                  <text:list>
                    <text:list-item>
                      <text:p text:style-name="P1">blacklist snd_pcsp</text:p>
                    </text:list-item>
                    <text:list-item>
                      <text:p text:style-name="P1">blacklist pcspkr</text:p>
                    </text:list-item>
                  </text:list>
                </text:list-item>
                <text:list-item>
                  <text:p text:style-name="P1">/etc/hosts – check if the hostname is insert</text:p>
                </text:list-item>
                <text:list-item>
                  <text:p text:style-name="P1">/etc/locale.gen – uncomment your LOCALE (en_US....)</text:p>
                </text:list-item>
                <text:list-item>
                  <text:p text:style-name="P1">/etc/pacman.d/mirrorlist – uncomment the repository from your country and 1 or 2 fallback repos</text:p>
                </text:list-item>
                <text:list-item>
                  <text:p text:style-name="P1">write a password for root</text:p>
                </text:list-item>
              </text:list>
            </text:list-item>
            <text:list-item>
              <text:p text:style-name="P1">install Bootloader – Check the /boot/grub/menu.lst</text:p>
            </text:list-item>
            <text:list-item>
              <text:p text:style-name="P1">Finish Installation and reboot your system</text:p>
            </text:list-item>
          </text:list>
        </text:list-item>
        <text:list-item>
          <text:p text:style-name="P2"># pacman -Syu –<text:span text:style-name="T2"> reboot after a kernel update</text:span></text:p>
        </text:list-item>
        <text:list-item>
          <text:p text:style-name="P1">edit /etc/pacman.conf (its important to do that after you upgrade your system)</text:p>
          <text:list>
            <text:list-item>
              <text:p text:style-name="P3">uncomment #[multilib]</text:p>
            </text:list-item>
            <text:list-item>
              <text:p text:style-name="P2"><text:span text:style-name="T8">uncomment </text:span><text:span text:style-name="T8">#Include = /etc/pacman.d/mirrorlist</text:span></text:p>
            </text:list-item>
          </text:list>
        </text:list-item>
        <text:list-item>
          <text:p text:style-name="P2"><text:span text:style-name="T7"># pacman -Sy</text:span><text:span text:style-name="T7">y</text:span></text:p>
        </text:list-item>
        <text:list-item>
          <text:p text:style-name="P2"># useradd -m -G users,audio,video,wheel,storage,optical,power,network,log -s /bin/bash <text:span text:style-name="T3">yourusername </text:span></text:p>
        </text:list-item>
        <text:list-item>
          <text:p text:style-name="P2"><text:span text:style-name="T7"># </text:span><text:span text:style-name="T7">passwd </text:span><text:span text:style-name="T3">yourusername</text:span></text:p>
        </text:list-item>
        <text:list-item>
          <text:p text:style-name="P4"># visudo</text:p>
          <text:list>
            <text:list-item>
              <text:p text:style-name="P3">uncomment the line with %wheel ALL=(ALL) ALL</text:p>
            </text:list-item>
          </text:list>
        </text:list-item>
        <text:list-item>
          <text:p text:style-name="P2"><text:span text:style-name="T7"># </text:span><text:span text:style-name="T7">pacman -S alsa-firmware alsa-utils alsa-oss</text:span></text:p>
          <text:list>
            <text:list-item>
              <text:p text:style-name="P3">alsaconf (detect sound card)</text:p>
            </text:list-item>
            <text:list-item>
              <text:p text:style-name="P1"><text:span text:style-name="T8">run alsamixer as normal user (su </text:span><text:span text:style-name="T4">yourusername</text:span><text:span text:style-name="T8">) to adjust volume</text:span></text:p>
            </text:list-item>
            <text:list-item>
              <text:p text:style-name="P1"><text:span text:style-name="T8">save settings by going back to root and run </text:span><text:span text:style-name="T9"># alsactl store </text:span></text:p>
            </text:list-item>
          </text:list>
        </text:list-item>
        <text:list-item>
          <text:p text:style-name="P6"><text:span text:style-name="T7">add </text:span><text:span text:style-name="T5">dbus</text:span><text:span text:style-name="T7"> and </text:span><text:span text:style-name="T5">@alsa</text:span><text:span text:style-name="T7"> to the DAEMONS in /etc/rc.conf</text:span></text:p>
        </text:list-item>
        <text:list-item>
          <text:p text:style-name="P6"># <text:span text:style-name="T9">pacman</text:span> <text:span text:style-name="T1">-S xorg-server xorg-xinit xorg-utils xorg-server-utils</text:span></text:p>
        </text:list-item>
        <text:list-item>
          <text:p text:style-name="P6"><text:span text:style-name="T9"># pacman -S xf86-video-</text:span><text:span text:style-name="T6">yourvideocard</text:span><text:span text:style-name="T7"> (if not known type #lspci | grep VGA)</text:span></text:p>
        </text:list-item>
        <text:list-item>
          <text:p text:style-name="P7"># Xorg -configure <text:span text:style-name="T2">(or use your videocard configuration tool)</text:span></text:p>
        </text:list-item>
        <text:list-item>
          <text:p text:style-name="P7"># cp /root/xorg.conf /etc/X11/xorg.conf</text:p>
        </text:list-item>
        <text:list-item>
          <text:p text:style-name="P8"><text:span text:style-name="T1">$ mkdir ~/install/ &amp; $ scp -r </text:span><text:span text:style-name="T6">yournickname@yourip</text:span><text:span text:style-name="T1">:/home/Project/o_ArchLinux/03_Release ~/install/</text:span></text:p>
        </text:list-item>
        <text:list-item>
          <text:p text:style-name="P7">$ cd ~/install/ &amp; chmod +x install.sh &amp; ./install.sh</text:p>
        </text:list-item>
        <text:list-item>
          <text:p text:style-name="P8">use your new system with standard configurations wich can customized by yourself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4-22T22:16:39</dc:date>
    <meta:generator>LibreOffice/3.5$Linux_X86_64 LibreOffice_project/350m1$Build-102</meta:generator>
    <meta:editing-duration>PT15H43M3S</meta:editing-duration>
    <meta:editing-cycles>30</meta:editing-cycles>
    <meta:document-statistic meta:table-count="0" meta:image-count="0" meta:object-count="0" meta:page-count="1" meta:paragraph-count="46" meta:word-count="353" meta:character-count="121" meta:non-whitespace-character-count="1928"/>
  </office:meta>
</office:document-meta>
</file>